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luster</text:p>
          </table:table-cell>
          <table:table-cell table:style-name="ce1" office:value-type="string" calcext:value-type="string">
            <text:p>$\frac{dh}{dN}$</text:p>
          </table:table-cell>
          <table:table-cell table:style-name="ce1" office:value-type="string" calcext:value-type="string">
            <text:p>$\frac{dh}{dk_1}$</text:p>
          </table:table-cell>
          <table:table-cell table:style-name="ce1" office:value-type="string" calcext:value-type="string">
            <text:p>$\frac{dh}{d\tau_1}$</text:p>
          </table:table-cell>
          <table:table-cell table:style-name="ce1" office:value-type="string" calcext:value-type="string">
            <text:p>$\frac{dh}{d\tau_2}$</text:p>
          </table:table-cell>
          <table:table-cell table:style-name="ce1" office:value-type="string" calcext:value-type="string">
            <text:p><text:s/>$\frac{dh}{d\tau_{ach}}$</text:p>
          </table:table-cell>
          <table:table-cell table:style-name="ce1" office:value-type="string" calcext:value-type="string">
            <text:p>$\frac{dh}{d\tau_{nor}}$</text:p>
          </table:table-cell>
          <table:table-cell table:style-name="ce1" office:value-type="string" calcext:value-type="string">
            <text:p>$\frac{dh}{dh_0}$</text:p>
          </table:table-cell>
          <table:table-cell table:style-name="ce1" office:value-type="string" calcext:value-type="string">
            <text:p>$\frac{dh}{dm_{nor}}$</text:p>
          </table:table-cell>
          <table:table-cell table:style-name="ce1" office:value-type="string" calcext:value-type="string">
            <text:p>$\frac{dh}{dm_{ach}}$</text:p>
          </table:table-cell>
        </table:table-row>
        <table:table-row table:style-name="ro2">
          <table:table-cell office:value-type="string" calcext:value-type="string">
            <text:p>Cluster 1</text:p>
          </table:table-cell>
          <table:table-cell office:value-type="string" calcext:value-type="string">
            <text:p>0.478 \pm.4</text:p>
          </table:table-cell>
          <table:table-cell table:number-columns-repeated="2" office:value-type="string" calcext:value-type="string">
            <text:p>.0019\pm.002</text:p>
          </table:table-cell>
          <table:table-cell office:value-type="string" calcext:value-type="string">
            <text:p>.003\pm.01</text:p>
          </table:table-cell>
          <table:table-cell office:value-type="string" calcext:value-type="string">
            <text:p>.06\pm.07</text:p>
          </table:table-cell>
          <table:table-cell office:value-type="string" calcext:value-type="string">
            <text:p>.12 \pm.16</text:p>
          </table:table-cell>
          <table:table-cell office:value-type="string" calcext:value-type="string">
            <text:p>20\pm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uster 2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930.08pt" svg:height="449.04pt" svg:x="223.99pt" svg:y="144pt">
            <loext:p draw:notify-on-update-of-ranges="Sheet2.E2:Sheet2.E10 Sheet2.B2:Sheet2.B10 Sheet2.C2:Sheet2.C10 Sheet2.C2:Sheet2.C10 Sheet2.F2:Sheet2.F10 Sheet2.G2:Sheet2.G10 Sheet2.G2:Sheet2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</table:table-row>
        <table:table-row table:style-name="ro2">
          <table:table-cell office:value-type="string" calcext:value-type="string">
            <text:p>dhdtaunor</text:p>
          </table:table-cell>
          <table:table-cell table:style-name="ce2" office:value-type="float" office:value="0.0000171022286191837" calcext:value-type="float">
            <text:p>1.71E-05</text:p>
          </table:table-cell>
          <table:table-cell table:style-name="ce2" office:value-type="float" office:value="0.0000995826883906941" calcext:value-type="float">
            <text:p>9.96E-05</text:p>
          </table:table-cell>
          <table:table-cell/>
          <table:table-cell office:value-type="string" calcext:value-type="string">
            <text:p>dhdtaunor</text:p>
          </table:table-cell>
          <table:table-cell table:style-name="ce2" office:value-type="float" office:value="0.00000995893116679042" calcext:value-type="float">
            <text:p>9.96E-06</text:p>
          </table:table-cell>
          <table:table-cell table:style-name="ce2" office:value-type="float" office:value="0.0000375686594204267" calcext:value-type="float">
            <text:p>3.76E-05</text:p>
          </table:table-cell>
        </table:table-row>
        <table:table-row table:style-name="ro2">
          <table:table-cell office:value-type="string" calcext:value-type="string">
            <text:p>dhdtau1</text:p>
          </table:table-cell>
          <table:table-cell office:value-type="float" office:value="0.00190447897086584" calcext:value-type="float">
            <text:p>0.001904479</text:p>
          </table:table-cell>
          <table:table-cell office:value-type="float" office:value="0.0021860179944344" calcext:value-type="float">
            <text:p>0.002186018</text:p>
          </table:table-cell>
          <table:table-cell/>
          <table:table-cell office:value-type="string" calcext:value-type="string">
            <text:p>dhdtauach</text:p>
          </table:table-cell>
          <table:table-cell table:style-name="ce2" office:value-type="float" office:value="0.0000176393570148786" calcext:value-type="float">
            <text:p>1.76E-05</text:p>
          </table:table-cell>
          <table:table-cell office:value-type="float" office:value="0.000101067262033246" calcext:value-type="float">
            <text:p>0.0001010673</text:p>
          </table:table-cell>
        </table:table-row>
        <table:table-row table:style-name="ro2">
          <table:table-cell office:value-type="string" calcext:value-type="string">
            <text:p>dhdk1</text:p>
          </table:table-cell>
          <table:table-cell office:value-type="float" office:value="0.00190453811009534" calcext:value-type="float">
            <text:p>0.0019045381</text:p>
          </table:table-cell>
          <table:table-cell office:value-type="float" office:value="0.0022211082032572" calcext:value-type="float">
            <text:p>0.0022211082</text:p>
          </table:table-cell>
          <table:table-cell/>
          <table:table-cell office:value-type="string" calcext:value-type="string">
            <text:p>dhdk1</text:p>
          </table:table-cell>
          <table:table-cell office:value-type="float" office:value="0.00525871507124709" calcext:value-type="float">
            <text:p>0.0052587151</text:p>
          </table:table-cell>
          <table:table-cell office:value-type="float" office:value="0.00402572624429717" calcext:value-type="float">
            <text:p>0.0040257262</text:p>
          </table:table-cell>
        </table:table-row>
        <table:table-row table:style-name="ro2">
          <table:table-cell office:value-type="string" calcext:value-type="string">
            <text:p>dhdtau2</text:p>
          </table:table-cell>
          <table:table-cell office:value-type="float" office:value="0.00365639535066723" calcext:value-type="float">
            <text:p>0.0036563954</text:p>
          </table:table-cell>
          <table:table-cell office:value-type="float" office:value="0.00992623766384286" calcext:value-type="float">
            <text:p>0.0099262377</text:p>
          </table:table-cell>
          <table:table-cell/>
          <table:table-cell office:value-type="string" calcext:value-type="string">
            <text:p>dhdtau1</text:p>
          </table:table-cell>
          <table:table-cell office:value-type="float" office:value="0.00555273365968148" calcext:value-type="float">
            <text:p>0.0055527337</text:p>
          </table:table-cell>
          <table:table-cell office:value-type="float" office:value="0.00689319542408355" calcext:value-type="float">
            <text:p>0.0068931954</text:p>
          </table:table-cell>
        </table:table-row>
        <table:table-row table:style-name="ro2">
          <table:table-cell office:value-type="string" calcext:value-type="string">
            <text:p>dhdtauach</text:p>
          </table:table-cell>
          <table:table-cell office:value-type="float" office:value="0.0485537454098629" calcext:value-type="float">
            <text:p>0.0485537454</text:p>
          </table:table-cell>
          <table:table-cell office:value-type="float" office:value="0.0683474298106931" calcext:value-type="float">
            <text:p>0.0683474298</text:p>
          </table:table-cell>
          <table:table-cell/>
          <table:table-cell office:value-type="string" calcext:value-type="string">
            <text:p>dhdtau2</text:p>
          </table:table-cell>
          <table:table-cell office:value-type="float" office:value="0.0078312224006872" calcext:value-type="float">
            <text:p>0.0078312224</text:p>
          </table:table-cell>
          <table:table-cell office:value-type="float" office:value="0.0108217037767734" calcext:value-type="float">
            <text:p>0.0108217038</text:p>
          </table:table-cell>
        </table:table-row>
        <table:table-row table:style-name="ro2">
          <table:table-cell office:value-type="string" calcext:value-type="string">
            <text:p>dhdmnor</text:p>
          </table:table-cell>
          <table:table-cell office:value-type="float" office:value="0.132558214080904" calcext:value-type="float">
            <text:p>0.1325582141</text:p>
          </table:table-cell>
          <table:table-cell office:value-type="float" office:value="0.155873057290728" calcext:value-type="float">
            <text:p>0.1558730573</text:p>
          </table:table-cell>
          <table:table-cell/>
          <table:table-cell office:value-type="string" calcext:value-type="string">
            <text:p>dhdmnor</text:p>
          </table:table-cell>
          <table:table-cell office:value-type="float" office:value="0.120447286714257" calcext:value-type="float">
            <text:p>0.1204472867</text:p>
          </table:table-cell>
          <table:table-cell office:value-type="float" office:value="0.138659282717518" calcext:value-type="float">
            <text:p>0.1386592827</text:p>
          </table:table-cell>
        </table:table-row>
        <table:table-row table:style-name="ro2">
          <table:table-cell office:value-type="string" calcext:value-type="string">
            <text:p>dhdmach</text:p>
          </table:table-cell>
          <table:table-cell office:value-type="float" office:value="0.436444727825741" calcext:value-type="float">
            <text:p>0.4364447278</text:p>
          </table:table-cell>
          <table:table-cell office:value-type="float" office:value="0.367141747467472" calcext:value-type="float">
            <text:p>0.3671417475</text:p>
          </table:table-cell>
          <table:table-cell/>
          <table:table-cell office:value-type="string" calcext:value-type="string">
            <text:p>dhdmach</text:p>
          </table:table-cell>
          <table:table-cell office:value-type="float" office:value="0.619631956132953" calcext:value-type="float">
            <text:p>0.6196319561</text:p>
          </table:table-cell>
          <table:table-cell office:value-type="float" office:value="0.518076292048103" calcext:value-type="float">
            <text:p>0.518076292</text:p>
          </table:table-cell>
        </table:table-row>
        <table:table-row table:style-name="ro2">
          <table:table-cell office:value-type="string" calcext:value-type="string">
            <text:p>dhdN</text:p>
          </table:table-cell>
          <table:table-cell office:value-type="float" office:value="0.478043935063798" calcext:value-type="float">
            <text:p>0.4780439351</text:p>
          </table:table-cell>
          <table:table-cell office:value-type="float" office:value="0.397897223294157" calcext:value-type="float">
            <text:p>0.3978972233</text:p>
          </table:table-cell>
          <table:table-cell/>
          <table:table-cell office:value-type="string" calcext:value-type="string">
            <text:p>dhdN</text:p>
          </table:table-cell>
          <table:table-cell office:value-type="float" office:value="0.637393479887664" calcext:value-type="float">
            <text:p>0.6373934799</text:p>
          </table:table-cell>
          <table:table-cell office:value-type="float" office:value="0.528500092107225" calcext:value-type="float">
            <text:p>0.5285000921</text:p>
          </table:table-cell>
        </table:table-row>
        <table:table-row table:style-name="ro2">
          <table:table-cell office:value-type="string" calcext:value-type="string">
            <text:p>dhdh0</text:p>
          </table:table-cell>
          <table:table-cell office:value-type="float" office:value="20.2271563303477" calcext:value-type="float">
            <text:p>20.2271563303</text:p>
          </table:table-cell>
          <table:table-cell office:value-type="float" office:value="5.11454178928406" calcext:value-type="float">
            <text:p>5.1145417893</text:p>
          </table:table-cell>
          <table:table-cell/>
          <table:table-cell office:value-type="string" calcext:value-type="string">
            <text:p>dhdh0</text:p>
          </table:table-cell>
          <table:table-cell office:value-type="float" office:value="20.2299487384609" calcext:value-type="float">
            <text:p>20.2299487385</text:p>
          </table:table-cell>
          <table:table-cell office:value-type="float" office:value="5.1312771959922" calcext:value-type="float">
            <text:p>5.131277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loext:min-decimal-places="0" number:min-integer-digits="0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19:39.588345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8:57:33.158511278</meta:creation-date>
    <dc:date>2016-06-10T09:59:49.026115865</dc:date>
    <meta:editing-duration>PT31M45S</meta:editing-duration>
    <meta:editing-cycles>5</meta:editing-cycles>
    <meta:generator>LibreOffice/5.1.3.2$Linux_X86_64 LibreOffice_project/10m0$Build-2</meta:generator>
    <meta:document-statistic meta:table-count="2" meta:cell-count="79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Helvetica" style:font-style-name="Regular" fo:font-size="18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Helvetica" style:font-style-name="Regular" fo:font-size="18pt" style:font-size-asian="10pt" style:font-size-complex="10pt"/>
    </style:style>
    <style:style style:name="ch5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Helvetica" style:font-style-name="Regular" fo:font-size="18pt" style:font-size-asian="10pt" style:font-size-complex="10pt"/>
    </style:style>
    <style:style style:name="ch6" style:family="chart" style:data-style-name="N61">
      <style:chart-properties chart:symbol-type="named-symbol" chart:symbol-name="square" chart:symbol-width="0.2cm" chart:symbol-height="0.2cm" chart:link-data-style-to-source="true" chart:error-category="cell-range" chart:error-upper-range="Sheet2.C2:Sheet2.C10" chart:error-lower-range="Sheet2.C2:Sheet2.C10"/>
      <style:graphic-properties draw:stroke="none" svg:stroke-width="0.08cm" svg:stroke-color="#b2b2b2" draw:fill-color="#b2b2b2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2.C2:Sheet2.C10" chart:error-lower-range="Sheet2.C2:Sheet2.C10" loext:std-weight="1"/>
      <style:graphic-properties draw:stroke="solid" svg:stroke-width="0cm" svg:stroke-color="#999999" svg:stroke-opacity="100%" draw:stroke-linejoin="round"/>
    </style:style>
    <style:style style:name="ch8" style:family="chart" style:data-style-name="N61">
      <style:chart-properties chart:symbol-type="named-symbol" chart:symbol-name="diamond" chart:symbol-width="0.2cm" chart:symbol-height="0.2cm" chart:link-data-style-to-source="true" chart:error-category="cell-range" chart:error-upper-range="Sheet2.G2:Sheet2.G10" chart:error-lower-range="Sheet2.G2:Sheet2.G10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2.G2:Sheet2.G10" chart:error-lower-range="Sheet2.G2:Sheet2.G1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812cm" svg:height="15.842cm" xlink:href=".." xlink:type="simple" chart:class="chart:line" chart:style-name="ch1">
        <chart:legend svg:x="27.432cm" svg:y="11.893cm" style:legend-expansion="custom" chartooo:width="3.242cm" chartooo:height="1.813cm" style:legend-expansion-aspect-ratio="1.78819635962493" chart:style-name="ch2"/>
        <chart:plot-area chart:style-name="ch3" table:cell-range-address="Sheet2.E2:Sheet2.F10 Sheet2.B2:Sheet2.B10" chart:data-source-has-labels="both" svg:x="0.656cm" svg:y="0.316cm" svg:width="31.5cm" svg:height="15.21cm">
          <chartooo:coordinate-region svg:x="2.653cm" svg:y="0.674cm" svg:width="28.443cm" svg:height="13.887cm"/>
          <chart:axis chart:dimension="x" chart:name="primary-x" chart:style-name="ch4" chartooo:axis-type="auto">
            <chartooo:date-scale/>
            <chart:categories table:cell-range-address="Sheet2.E2:Sheet2.E10"/>
          </chart:axis>
          <chart:axis chart:dimension="y" chart:name="primary-y" chart:style-name="ch5"/>
          <chart:series chart:style-name="ch6" chart:values-cell-range-address="Sheet2.B2:Sheet2.B10" loext:label-string="cluster1" chart:class="chart:line">
            <chart:error-indicator chart:style-name="ch7" chart:dimension="y"/>
            <chart:data-point chart:repeated="9"/>
          </chart:series>
          <chart:series chart:style-name="ch8" chart:values-cell-range-address="Sheet2.F2:Sheet2.F10" loext:label-string="cluster2" chart:class="chart:line"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hdtaunor</text:p>
                <draw:g>
                  <svg:desc>Sheet2.E2:Sheet2.E10</svg:desc>
                </draw:g>
              </table:table-cell>
              <table:table-cell office:value-type="float" office:value="0.0000171022286191837">
                <text:p>0.0000171022286191837</text:p>
                <draw:g>
                  <svg:desc>Sheet2.B2:Sheet2.B10</svg:desc>
                </draw:g>
              </table:table-cell>
              <table:table-cell office:value-type="float" office:value="0.0000995826883906941">
                <text:p>0.0000995826883906941</text:p>
                <draw:g>
                  <svg:desc>Sheet2.C2:Sheet2.C10</svg:desc>
                </draw:g>
              </table:table-cell>
              <table:table-cell office:value-type="float" office:value="0.0000995826883906941">
                <text:p>0.0000995826883906941</text:p>
                <draw:g>
                  <svg:desc>Sheet2.C2:Sheet2.C10</svg:desc>
                </draw:g>
              </table:table-cell>
              <table:table-cell office:value-type="float" office:value="0.00000995893116679042">
                <text:p>0.00000995893116679042</text:p>
                <draw:g>
                  <svg:desc>Sheet2.F2:Sheet2.F10</svg:desc>
                </draw:g>
              </table:table-cell>
              <table:table-cell office:value-type="float" office:value="0.0000375686594204267">
                <text:p>0.0000375686594204267</text:p>
                <draw:g>
                  <svg:desc>Sheet2.G2:Sheet2.G10</svg:desc>
                </draw:g>
              </table:table-cell>
              <table:table-cell office:value-type="float" office:value="0.0000375686594204267">
                <text:p>0.0000375686594204267</text:p>
                <draw:g>
                  <svg:desc>Sheet2.G2:Sheet2.G10</svg:desc>
                </draw:g>
              </table:table-cell>
            </table:table-row>
            <table:table-row>
              <table:table-cell office:value-type="string">
                <text:p>dhdtauach</text:p>
              </table:table-cell>
              <table:table-cell office:value-type="float" office:value="0.00190447897086584">
                <text:p>0.00190447897086584</text:p>
              </table:table-cell>
              <table:table-cell office:value-type="float" office:value="0.0021860179944344">
                <text:p>0.0021860179944344</text:p>
              </table:table-cell>
              <table:table-cell office:value-type="float" office:value="0.0021860179944344">
                <text:p>0.0021860179944344</text:p>
              </table:table-cell>
              <table:table-cell office:value-type="float" office:value="0.0000176393570148786">
                <text:p>0.0000176393570148786</text:p>
              </table:table-cell>
              <table:table-cell office:value-type="float" office:value="0.000101067262033246">
                <text:p>0.000101067262033246</text:p>
              </table:table-cell>
              <table:table-cell office:value-type="float" office:value="0.000101067262033246">
                <text:p>0.000101067262033246</text:p>
              </table:table-cell>
            </table:table-row>
            <table:table-row>
              <table:table-cell office:value-type="string">
                <text:p>dhdk1</text:p>
              </table:table-cell>
              <table:table-cell office:value-type="float" office:value="0.00190453811009534">
                <text:p>0.00190453811009534</text:p>
              </table:table-cell>
              <table:table-cell office:value-type="float" office:value="0.0022211082032572">
                <text:p>0.0022211082032572</text:p>
              </table:table-cell>
              <table:table-cell office:value-type="float" office:value="0.0022211082032572">
                <text:p>0.0022211082032572</text:p>
              </table:table-cell>
              <table:table-cell office:value-type="float" office:value="0.00525871507124709">
                <text:p>0.00525871507124709</text:p>
              </table:table-cell>
              <table:table-cell office:value-type="float" office:value="0.00402572624429717">
                <text:p>0.00402572624429717</text:p>
              </table:table-cell>
              <table:table-cell office:value-type="float" office:value="0.00402572624429717">
                <text:p>0.00402572624429717</text:p>
              </table:table-cell>
            </table:table-row>
            <table:table-row>
              <table:table-cell office:value-type="string">
                <text:p>dhdtau1</text:p>
              </table:table-cell>
              <table:table-cell office:value-type="float" office:value="0.00365639535066723">
                <text:p>0.00365639535066723</text:p>
              </table:table-cell>
              <table:table-cell office:value-type="float" office:value="0.00992623766384286">
                <text:p>0.00992623766384286</text:p>
              </table:table-cell>
              <table:table-cell office:value-type="float" office:value="0.00992623766384286">
                <text:p>0.00992623766384286</text:p>
              </table:table-cell>
              <table:table-cell office:value-type="float" office:value="0.00555273365968148">
                <text:p>0.00555273365968148</text:p>
              </table:table-cell>
              <table:table-cell office:value-type="float" office:value="0.00689319542408355">
                <text:p>0.00689319542408355</text:p>
              </table:table-cell>
              <table:table-cell office:value-type="float" office:value="0.00689319542408355">
                <text:p>0.00689319542408355</text:p>
              </table:table-cell>
            </table:table-row>
            <table:table-row>
              <table:table-cell office:value-type="string">
                <text:p>dhdtau2</text:p>
              </table:table-cell>
              <table:table-cell office:value-type="float" office:value="0.0485537454098629">
                <text:p>0.0485537454098629</text:p>
              </table:table-cell>
              <table:table-cell office:value-type="float" office:value="0.0683474298106931">
                <text:p>0.0683474298106931</text:p>
              </table:table-cell>
              <table:table-cell office:value-type="float" office:value="0.0683474298106931">
                <text:p>0.0683474298106931</text:p>
              </table:table-cell>
              <table:table-cell office:value-type="float" office:value="0.0078312224006872">
                <text:p>0.0078312224006872</text:p>
              </table:table-cell>
              <table:table-cell office:value-type="float" office:value="0.0108217037767734">
                <text:p>0.0108217037767734</text:p>
              </table:table-cell>
              <table:table-cell office:value-type="float" office:value="0.0108217037767734">
                <text:p>0.0108217037767734</text:p>
              </table:table-cell>
            </table:table-row>
            <table:table-row>
              <table:table-cell office:value-type="string">
                <text:p>dhdmnor</text:p>
              </table:table-cell>
              <table:table-cell office:value-type="float" office:value="0.132558214080904">
                <text:p>0.132558214080904</text:p>
              </table:table-cell>
              <table:table-cell office:value-type="float" office:value="0.155873057290728">
                <text:p>0.155873057290728</text:p>
              </table:table-cell>
              <table:table-cell office:value-type="float" office:value="0.155873057290728">
                <text:p>0.155873057290728</text:p>
              </table:table-cell>
              <table:table-cell office:value-type="float" office:value="0.120447286714257">
                <text:p>0.120447286714257</text:p>
              </table:table-cell>
              <table:table-cell office:value-type="float" office:value="0.138659282717518">
                <text:p>0.138659282717518</text:p>
              </table:table-cell>
              <table:table-cell office:value-type="float" office:value="0.138659282717518">
                <text:p>0.138659282717518</text:p>
              </table:table-cell>
            </table:table-row>
            <table:table-row>
              <table:table-cell office:value-type="string">
                <text:p>dhdmach</text:p>
              </table:table-cell>
              <table:table-cell office:value-type="float" office:value="0.436444727825741">
                <text:p>0.436444727825741</text:p>
              </table:table-cell>
              <table:table-cell office:value-type="float" office:value="0.367141747467472">
                <text:p>0.367141747467472</text:p>
              </table:table-cell>
              <table:table-cell office:value-type="float" office:value="0.367141747467472">
                <text:p>0.367141747467472</text:p>
              </table:table-cell>
              <table:table-cell office:value-type="float" office:value="0.619631956132953">
                <text:p>0.619631956132953</text:p>
              </table:table-cell>
              <table:table-cell office:value-type="float" office:value="0.518076292048103">
                <text:p>0.518076292048103</text:p>
              </table:table-cell>
              <table:table-cell office:value-type="float" office:value="0.518076292048103">
                <text:p>0.518076292048103</text:p>
              </table:table-cell>
            </table:table-row>
            <table:table-row>
              <table:table-cell office:value-type="string">
                <text:p>dhdN</text:p>
              </table:table-cell>
              <table:table-cell office:value-type="float" office:value="0.478043935063798">
                <text:p>0.478043935063798</text:p>
              </table:table-cell>
              <table:table-cell office:value-type="float" office:value="0.397897223294157">
                <text:p>0.397897223294157</text:p>
              </table:table-cell>
              <table:table-cell office:value-type="float" office:value="0.397897223294157">
                <text:p>0.397897223294157</text:p>
              </table:table-cell>
              <table:table-cell office:value-type="float" office:value="0.637393479887664">
                <text:p>0.637393479887664</text:p>
              </table:table-cell>
              <table:table-cell office:value-type="float" office:value="0.528500092107225">
                <text:p>0.528500092107225</text:p>
              </table:table-cell>
              <table:table-cell office:value-type="float" office:value="0.528500092107225">
                <text:p>0.528500092107225</text:p>
              </table:table-cell>
            </table:table-row>
            <table:table-row>
              <table:table-cell office:value-type="string">
                <text:p>dhdh0</text:p>
              </table:table-cell>
              <table:table-cell office:value-type="float" office:value="20.2271563303477">
                <text:p>20.2271563303477</text:p>
              </table:table-cell>
              <table:table-cell office:value-type="float" office:value="5.11454178928406">
                <text:p>5.11454178928406</text:p>
              </table:table-cell>
              <table:table-cell office:value-type="float" office:value="5.11454178928406">
                <text:p>5.11454178928406</text:p>
              </table:table-cell>
              <table:table-cell office:value-type="float" office:value="20.2299487384609">
                <text:p>20.2299487384609</text:p>
              </table:table-cell>
              <table:table-cell office:value-type="float" office:value="5.1312771959922">
                <text:p>5.1312771959922</text:p>
              </table:table-cell>
              <table:table-cell office:value-type="float" office:value="5.1312771959922">
                <text:p>5.1312771959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